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191"/>
    </style:style>
    <style:style style:name="P2" style:family="paragraph" style:parent-style-name="Standard">
      <style:text-properties officeooo:rsid="0009f191" officeooo:paragraph-rsid="0009f191"/>
    </style:style>
    <style:style style:name="P3" style:family="paragraph" style:parent-style-name="Standard" style:list-style-name="L1">
      <style:text-properties officeooo:paragraph-rsid="000d5361"/>
    </style:style>
    <style:style style:name="P4" style:family="paragraph" style:parent-style-name="Standard" style:list-style-name="L1">
      <style:text-properties officeooo:rsid="0009f191" officeooo:paragraph-rsid="0009f191"/>
    </style:style>
    <style:style style:name="P5" style:family="paragraph" style:parent-style-name="Standard" style:list-style-name="L2">
      <style:text-properties officeooo:rsid="000a08c3" officeooo:paragraph-rsid="000a08c3"/>
    </style:style>
    <style:style style:name="P6" style:family="paragraph" style:parent-style-name="Standard" style:list-style-name="L1">
      <style:text-properties officeooo:rsid="000a08c3" officeooo:paragraph-rsid="000a08c3"/>
    </style:style>
    <style:style style:name="P7" style:family="paragraph" style:parent-style-name="Standard" style:list-style-name="L2">
      <style:text-properties officeooo:rsid="000c60b8" officeooo:paragraph-rsid="000c60b8"/>
    </style:style>
    <style:style style:name="P8" style:family="paragraph" style:parent-style-name="Standard" style:list-style-name="L1">
      <style:text-properties officeooo:rsid="000c60b8" officeooo:paragraph-rsid="000c60b8"/>
    </style:style>
    <style:style style:name="P9" style:family="paragraph" style:parent-style-name="Standard" style:list-style-name="L1">
      <style:text-properties style:font-name="Liberation Serif" officeooo:rsid="000c60b8" officeooo:paragraph-rsid="000c60b8"/>
    </style:style>
    <style:style style:name="T1" style:family="text">
      <style:text-properties officeooo:rsid="000a08c3"/>
    </style:style>
    <style:style style:name="T2" style:family="text">
      <style:text-properties style:font-name="Lucida Console"/>
    </style:style>
    <style:style style:name="T3" style:family="text">
      <style:text-properties style:font-name="Lucida Console" officeooo:rsid="000a08c3"/>
    </style:style>
    <style:style style:name="T4" style:family="text">
      <style:text-properties style:font-name="Lucida Console" officeooo:rsid="000c60b8"/>
    </style:style>
    <style:style style:name="T5" style:family="text">
      <style:text-properties style:font-name="Lucida Console" officeooo:rsid="000d536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9f191"/>
    </style:style>
    <style:style style:name="T8" style:family="text">
      <style:text-properties style:font-name="Liberation Serif" officeooo:rsid="000c60b8"/>
    </style:style>
    <style:style style:name="T9" style:family="text">
      <style:text-properties style:font-name="Liberation Serif" officeooo:rsid="000ccadf"/>
    </style:style>
    <style:style style:name="T10" style:family="text">
      <style:text-properties style:use-window-font-color="true" style:font-name="Lucida Console" officeooo:rsid="000c60b8"/>
    </style:style>
    <style:style style:name="T11" style:family="text">
      <style:text-properties style:use-window-font-color="true" style:font-name="Lucida Console" fo:font-size="12pt" fo:font-style="normal" fo:font-weight="normal" style:font-size-asian="12pt" style:font-style-asian="normal" style:font-weight-asian="normal"/>
    </style:style>
    <style:style style:name="T12" style:family="text">
      <style:text-properties style:use-window-font-color="true" style:font-name="Lucida Console" officeooo:rsid="000d53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keto diegimo instrukcija</text:h>
      <text:p text:style-name="P1"/>
      <text:list xml:id="list2715972894485077780" text:style-name="L1">
        <text:list-item>
          <text:p text:style-name="P4">Išarchyvuoti <text:span text:style-name="T2">KVS_AP_ … _bin.zip</text:span> archyvą. <text:span text:style-name="T1">Jame bus trys bylos:</text:span></text:p>
        </text:list-item>
      </text:list>
      <text:list xml:id="list4558586229011880950" text:style-name="L2">
        <text:list-item>
          <text:p text:style-name="P5"><text:span text:style-name="T2">activiti-webapp-explorer2-... .war</text:span> – webapp war archyvas</text:p>
        </text:list-item>
        <text:list-item>
          <text:p text:style-name="P5"><text:span text:style-name="T2">engine.properties</text:span> – išorinė konfigūracija (DB, LDAP, Activiti)</text:p>
        </text:list-item>
        <text:list-item>
          <text:p text:style-name="P7"><text:span text:style-name="T2">gera-db-reset.jar</text:span> – procesų aplankų DB lentelės atnaujinimas</text:p>
          <text:p text:style-name="P5"/>
        </text:list-item>
      </text:list>
      <text:list xml:id="list125541529453688" text:continue-list="list2715972894485077780" text:style-name="L1">
        <text:list-item>
          <text:p text:style-name="P6"><text:span text:style-name="T2">engine.properties </text:span><text:span text:style-name="T6">bylą</text:span><text:span text:style-name="T7"> </text:span><text:span text:style-name="T6">nukopijuoti į serverio </text:span><text:span text:style-name="T2">/opt/config/</text:span><text:span text:style-name="T6"> direktoriją<text:line-break/></text:span></text:p>
        </text:list-item>
        <text:list-item>
          <text:p text:style-name="P8"><text:span text:style-name="T6">Atnaujinti procesų aplankų DB lentelę komanda:<text:line-break/><text:line-break/></text:span><text:span text:style-name="T2">java -jar gera-</text:span><text:span text:style-name="T5">folders-db</text:span><text:span text:style-name="T2">-reset.jar [konfigūracija]</text:span></text:p>
          <text:p text:style-name="P3"><text:span text:style-name="T8"><text:line-break/>kur [konfigūracija] yra išorinės konfigūracijos bylos vieta (</text:span><text:span text:style-name="T9">jei nenurodyta, naudojama</text:span><text:span text:style-name="T8"> </text:span><text:span text:style-name="T4">/opt/config/engine.properties</text:span><text:span text:style-name="T8">).<text:line-break/>Jei atnaujinimas vykdomas ne iš serverio, o konfigūracijos byla yra tame pačiame aplanke kaip ir </text:span><text:span text:style-name="T4">gera-</text:span><text:span text:style-name="T5">folders-db</text:span><text:span text:style-name="T4">-reset.jar</text:span><text:span text:style-name="T8">, </text:span><text:span text:style-name="T9">tuomet a</text:span><text:span text:style-name="T8">tnaujinimą galima atlikti sekančia komanda:<text:line-break/><text:line-break/></text:span><text:span text:style-name="T10">java -jar gera-</text:span><text:span text:style-name="T12">folders-db</text:span><text:span text:style-name="T10">-reset.jar ./</text:span><text:span text:style-name="T11">engine.properties</text:span></text:p>
          <text:p text:style-name="P9"/>
        </text:list-item>
        <text:list-item>
          <text:p text:style-name="P4"><text:span text:style-name="T2">.war</text:span> archyv<text:span text:style-name="T1">o bylą</text:span> pervardinti į <text:span text:style-name="T1">anksčiau</text:span> naudo<text:span text:style-name="T1">t</text:span>ą Activiti webapp vardą (pvz. <text:span text:style-name="T2">activiti-explorer.war</text:span>)</text:p>
          <text:p text:style-name="P4"/>
        </text:list-item>
        <text:list-item>
          <text:p text:style-name="P4">Įdiegti <text:span text:style-name="T2">.war</text:span> archyvą (perkelti į <text:span text:style-name="T3">$TOMCAT_HOME/w</text:span><text:span text:style-name="T2">ebapps</text:span> direktoriją, arba užkrauti naudojant Tomcat Web Application Manager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3:21:21.126330000</meta:creation-date>
    <dc:date>2015-01-08T12:55:39.498007000</dc:date>
    <meta:editing-duration>PT14M</meta:editing-duration>
    <meta:editing-cycles>4</meta:editing-cycles>
    <meta:generator>LibreOffice/4.3.0.4$MacOSX_x86 LibreOffice_project/62ad5818884a2fc2e5780dd45466868d41009ec0</meta:generator>
    <meta:document-statistic meta:table-count="0" meta:image-count="0" meta:object-count="0" meta:page-count="1" meta:paragraph-count="11" meta:word-count="118" meta:character-count="1022" meta:non-whitespace-character-count="916"/>
  </office:meta>
</office:document-meta>
</file>